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shedPageFlow.getIntercepted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edPageFlow.getPag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destroy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FlowStack.get( HttpServletRequest request , boolean createIfNotEx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pop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FlowStack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ushedPageFlow.PushedPageFlow( PageFlowController pageFlow , ActionInterceptor interceptor , InterceptorForward interceptedFwd , String interceptedA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shedPageFlo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edPageFlow.getIntercepted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sav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FlowStack.valueUnbound( HttpSessionBinding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FlowStack.value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FlowStack.get(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popUntil( HttpServletRequest request , HttpServletResponse response , Class stopAt , boolean onlyIfPres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geFlowStack.get( HttpServletRequest request , ServletContext servletContext , boolean createIfNotEx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geFlowStack.ge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edPageFlow.ge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push( PageFlowController pageFlow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ushedPageFlow.PushedPageFlow( PageFlowController page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lastIndexOf( Class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Stack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getLegacy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Stack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findActionInStack( String action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Stack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Stack.ensureFailover(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FlowStack.PageFlowStack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